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20600002DA700001D7A47C08B9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688cm" svg:height="7.546cm" draw:z-index="0"><draw:image xlink:href="Pictures/2000020600002DA700001D7A47C08B9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7:42:33.075210000</meta:creation-date>
    <dc:date>2014-05-01T17:45:33.77646100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2.3$MacOSX_x86 LibreOffice_project/40b2d7fde7e8d2d7bc5a449dc65df4d08a7dd38</meta:generator>
  </office:meta>
</office:document-meta>
</file>